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 well-designed contact page on a website should include the following key features:<text:line-break/><text:line-break/>1. **Clear instructions** on how to get in touch with the business, such as a contact form, phone number, email address, and physical location[1][2][3].<text:line-break/><text:line-break/>2. **A brief introduction** or message that highlights the company's commitment to customer service and provides a personal touch[2][4].<text:line-break/><text:line-break/>3. **A clean and user-friendly design** with ample white space, clearly labeled form fields, and an intuitive layout to help visitors focus on the main purpose of the contact page[2][4][5].<text:line-break/><text:line-break/>4. **Additional contact information**, such as social media links, business hours, and response times, to give visitors multiple ways to reach out[2][4].<text:line-break/><text:line-break/>5. **FAQs or a link to a help center** for quick answers to common questions, reducing the number of inquiries that need to be handled directly[2][3][4].<text:line-break/><text:line-break/>6. **A prominent and easily accessible location** on the website, such as in the main navigation menu or footer, to encourage visitors to get in touch[2][4].<text:line-break/><text:line-break/>7. **A shared inbox or customer service software** to help manage incoming inquiries and ensure timely and consistent responses[2].<text:line-break/><text:line-break/>8. **Unique branding elements** and personality to make the contact page stand out and reflect the company's brand[4][5].<text:line-break/><text:line-break/>9. **Dedicated pages** for specific audiences, such as existing customers, job seekers, or potential buyers, to optimize the contact experience for each group[2].<text:line-break/><text:line-break/>10. **Responsive design** that works seamlessly across different devices and screen sizes, especially for mobile users[3].<text:line-break/><text:line-break/>11. **Prominent call-to-action buttons** that encourage visitors to take the desired action, such as requesting a demo or signing up for a free trial[3].<text:line-break/><text:line-break/>By incorporating these features and following best practices, businesses can create an engaging and effective contact page that fosters meaningful connections with customers and provides a positive user experience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3:31:22.312000000</meta:creation-date>
    <dc:date>2024-06-08T13:33:51.790000000</dc:date>
    <meta:editing-duration>PT2M29S</meta:editing-duration>
    <meta:editing-cycles>1</meta:editing-cycles>
    <meta:document-statistic meta:table-count="0" meta:image-count="0" meta:object-count="0" meta:page-count="1" meta:paragraph-count="1" meta:word-count="289" meta:character-count="1952" meta:non-whitespace-character-count="1651"/>
    <meta:generator>LibreOffice/24.2.2.2$Windows_X86_64 LibreOffice_project/d56cc158d8a96260b836f100ef4b4ef25d6f1a01</meta:generator>
  </office:meta>
</office:document-meta>
</file>